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5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65.7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7.74mm" fo:break-before="auto" style:use-optimal-row-height="true"/>
    </style:style>
    <style:style style:name="ro6" style:family="table-row">
      <style:table-row-properties style:row-height="14.8mm" fo:break-before="auto" style:use-optimal-row-height="true"/>
    </style:style>
    <style:style style:name="ro7" style:family="table-row">
      <style:table-row-properties style:row-height="21.85mm" fo:break-before="auto" style:use-optimal-row-height="true"/>
    </style:style>
    <style:style style:name="ro8" style:family="table-row">
      <style:table-row-properties style:row-height="11.27mm" fo:break-before="auto" style:use-optimal-row-height="true"/>
    </style:style>
    <style:style style:name="ro9" style:family="table-row">
      <style:table-row-properties style:row-height="25.38mm" fo:break-before="auto" style:use-optimal-row-height="true"/>
    </style:style>
    <style:style style:name="ro10" style:family="table-row">
      <style:table-row-properties style:row-height="4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map style:condition="is-true-formula(ISBLANK([.A15]))" style:apply-style-name="Error" style:base-cell-address="consumo.C51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cell-protect="none" style:print-content="true" fo:border="0.06pt solid #000000"/>
    </style:style>
    <style:style style:name="ce15" style:family="table-cell" style:parent-style-name="Default">
      <style:table-cell-properties style:cell-protect="none" style:print-content="true"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border="0.06pt solid #00000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.$A$2:$config.$A$51])" table:allow-empty-cell="true" table:display-list="unsorted" table:base-cell-address="consumo.A8">
          <table:error-message table:message-type="stop" table:display="true"/>
        </table:content-validation>
        <table:content-validation table:name="val2" table:base-cell-address="consumo.B1">
          <table:error-message table:message-type="stop" table:display="true"/>
        </table:content-validation>
        <table:content-validation table:name="val3" table:condition="of:cell-content-is-whole-number() and cell-content()&gt;=-1" table:allow-empty-cell="true" table:base-cell-address="consumo.C8">
          <table:help-message table:title="Indicaciones generales" table:display="true">
            <text:p>Debe ingresar el total por dia para que la casilla se vuelva verde</text:p>
            <text:p/>
            <text:p>Cuando sea un dia sin abstecimiento por favor ingresar el valor de (-1)</text:p>
          </table:help-message>
          <table:error-message table:message-type="stop" table:title="Error en el valor ingresado" table:display="true">
            <text:p>Por favor.</text:p>
            <text:p/>
            <text:p>Recuerde que solo puede ingresar valores desde cero hasta #####</text:p>
          </table:error-message>
        </table:content-validation>
        <table:content-validation table:name="val4" table:condition="of:cell-content-is-whole-number() and cell-content()&gt;=0" table:allow-empty-cell="true" table:base-cell-address="consumo.C8">
          <table:error-message table:message-type="stop" table:display="true"/>
        </table:content-validation>
      </table:content-validations>
      <table:table table:name="consum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porte mensual de consumos</text:p>
          </table:table-cell>
          <table:table-cell table:style-name="ce1" table:content-validation-name="val2"/>
          <table:table-cell table:style-name="ce1" table:number-columns-repeated="1022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table:number-columns-repeated="2"/>
          <table:table-cell office:value-type="string" calcext:value-type="string">
            <text:p>Completo</text:p>
          </table:table-cell>
          <table:table-cell table:style-name="ce6" table:formula="of:=(COUNTIF([.L8:.L51];&quot;&gt;1&quot;)/COUNT([.A8:.A50]))" office:value-type="percentage" office:value="0.0697674418604651" calcext:value-type="percentage">
            <text:p>6,98 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style-name="ce4"/>
          <table:table-cell table:number-columns-repeated="1021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22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table:content-validation-name="val2" office:value-type="string" calcext:value-type="string">
            <text:p>Nombre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,,,,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4">
          <table:table-cell table:style-name="ce10" table:content-validation-name="val1" office:value-type="float" office:value="200010" calcext:value-type="float">
            <text:p>200010</text:p>
          </table:table-cell>
          <table:table-cell table:style-name="ce3" table:content-validation-name="val2" table:formula="of:=[config.B2]" office:value-type="string" office:string-value="Linezolid" calcext:value-type="string">
            <text:p>Linezolid</text:p>
          </table:table-cell>
          <table:table-cell table:style-name="ce14" table:content-validation-name="val3" office:value-type="float" office:value="1" calcext:value-type="float">
            <text:p>1</text:p>
          </table:table-cell>
          <table:table-cell table:style-name="ce14" table:content-validation-name="val3" table:number-columns-repeated="8"/>
          <table:table-cell table:style-name="ce10" table:formula="of:=SUM([.C8:.K8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1" calcext:value-type="float">
            <text:p>200011</text:p>
          </table:table-cell>
          <table:table-cell table:style-name="ce3" table:content-validation-name="val2" table:formula="of:=[config.B3]" office:value-type="string" office:string-value="Amikacina (Sulfato)" calcext:value-type="string">
            <text:p>Amikacina (Sulfato)</text:p>
          </table:table-cell>
          <table:table-cell table:style-name="ce14" table:content-validation-name="val3" table:number-columns-repeated="9"/>
          <table:table-cell table:style-name="ce10" table:formula="of:=SUM([.C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2" calcext:value-type="float">
            <text:p>200012</text:p>
          </table:table-cell>
          <table:table-cell table:style-name="ce3" table:content-validation-name="val2" table:formula="of:=[config.B4]" office:value-type="string" office:string-value="Gentamicina (Sulfato)" calcext:value-type="string">
            <text:p>Gentamicina (Sulfato)</text:p>
          </table:table-cell>
          <table:table-cell table:style-name="ce14" table:content-validation-name="val3" table:number-columns-repeated="9"/>
          <table:table-cell table:style-name="ce10" table:formula="of:=SUM([.C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10" table:content-validation-name="val1" office:value-type="float" office:value="200013" calcext:value-type="float">
            <text:p>200013</text:p>
          </table:table-cell>
          <table:table-cell table:style-name="ce3" table:content-validation-name="val2" table:formula="of:=[config.B5]" office:value-type="string" office:string-value="Amoxicilina" calcext:value-type="string">
            <text:p>Amoxicilina</text:p>
          </table:table-cell>
          <table:table-cell table:style-name="ce14" table:content-validation-name="val3" office:value-type="float" office:value="9" calcext:value-type="float">
            <text:p>9</text:p>
          </table:table-cell>
          <table:table-cell table:style-name="ce14" table:content-validation-name="val3" table:number-columns-repeated="8"/>
          <table:table-cell table:style-name="ce10" table:formula="of:=SUM([.C11:.K11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4" calcext:value-type="float">
            <text:p>200014</text:p>
          </table:table-cell>
          <table:table-cell table:style-name="ce3" table:content-validation-name="val2" table:formula="of:=[config.B6]" office:value-type="string" office:string-value="Metronidazol (Benzoil)" calcext:value-type="string">
            <text:p>Metronidazol (Benzoil)</text:p>
          </table:table-cell>
          <table:table-cell table:style-name="ce14" table:content-validation-name="val3" table:number-columns-repeated="9"/>
          <table:table-cell table:style-name="ce10" table:formula="of:=SUM([.C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10" table:content-validation-name="val1" office:value-type="float" office:value="200015" calcext:value-type="float">
            <text:p>200015</text:p>
          </table:table-cell>
          <table:table-cell table:style-name="ce3" table:content-validation-name="val2" table:formula="of:=[config.B7]" office:value-type="string" office:string-value="Metronidazol" calcext:value-type="string">
            <text:p>Metronidazol</text:p>
          </table:table-cell>
          <table:table-cell table:style-name="ce14" table:content-validation-name="val3" table:number-columns-repeated="2"/>
          <table:table-cell table:style-name="ce14" table:content-validation-name="val3" office:value-type="float" office:value="9" calcext:value-type="float">
            <text:p>9</text:p>
          </table:table-cell>
          <table:table-cell table:style-name="ce14" table:content-validation-name="val3" table:number-columns-repeated="6"/>
          <table:table-cell table:style-name="ce10" table:formula="of:=SUM([.C13:.K13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6" calcext:value-type="float">
            <text:p>200016</text:p>
          </table:table-cell>
          <table:table-cell table:style-name="ce3" table:content-validation-name="val2" table:formula="of:=[config.B8]" office:value-type="string" office:string-value="Diloxanida, Furoato" calcext:value-type="string">
            <text:p>Diloxanida, Furoato</text:p>
          </table:table-cell>
          <table:table-cell table:style-name="ce14" table:content-validation-name="val3" table:number-columns-repeated="9"/>
          <table:table-cell table:style-name="ce10" table:formula="of:=SUM([.C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7" calcext:value-type="float">
            <text:p>200017</text:p>
          </table:table-cell>
          <table:table-cell table:style-name="ce3" table:content-validation-name="val2" table:formula="of:=[config.B9]" office:value-type="string" office:string-value="Ampicilina (Sódica)" calcext:value-type="string">
            <text:p>Ampicilina (Sódica)</text:p>
          </table:table-cell>
          <table:table-cell table:style-name="ce14" table:content-validation-name="val3" table:number-columns-repeated="9"/>
          <table:table-cell table:style-name="ce10" table:formula="of:=SUM([.C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18" calcext:value-type="float">
            <text:p>200018</text:p>
          </table:table-cell>
          <table:table-cell table:style-name="ce3" table:content-validation-name="val2" table:formula="of:=[config.B10]" office:value-type="string" office:string-value="Cefazolina (Sódica)" calcext:value-type="string">
            <text:p>Cefazolina (Sódica)</text:p>
          </table:table-cell>
          <table:table-cell table:style-name="ce14" table:content-validation-name="val3" table:number-columns-repeated="9"/>
          <table:table-cell table:style-name="ce10" table:formula="of:=SUM([.C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10" table:content-validation-name="val1" office:value-type="float" office:value="200019" calcext:value-type="float">
            <text:p>200019</text:p>
          </table:table-cell>
          <table:table-cell table:style-name="ce12" table:content-validation-name="val2" table:formula="of:=[config.B11]" office:value-type="string" office:string-value="Amoxicilina" calcext:value-type="string">
            <text:p>Amoxicilina</text:p>
          </table:table-cell>
          <table:table-cell table:style-name="ce14" table:content-validation-name="val3" table:number-columns-repeated="9"/>
          <table:table-cell table:style-name="ce10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10" table:content-validation-name="val1" office:value-type="float" office:value="200020" calcext:value-type="float">
            <text:p>200020</text:p>
          </table:table-cell>
          <table:table-cell table:style-name="ce3" table:content-validation-name="val2" table:formula="of:=[config.B12]" office:value-type="string" office:string-value="Cloroquina base" calcext:value-type="string">
            <text:p>Cloroquina base</text:p>
          </table:table-cell>
          <table:table-cell table:style-name="ce14" table:content-validation-name="val3"/>
          <table:table-cell table:style-name="ce14" table:content-validation-name="val3" office:value-type="float" office:value="6" calcext:value-type="float">
            <text:p>6</text:p>
          </table:table-cell>
          <table:table-cell table:style-name="ce14" table:content-validation-name="val3" table:number-columns-repeated="7"/>
          <table:table-cell table:style-name="ce10" table:formula="of:=SUM([.C18:.K18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1" calcext:value-type="float">
            <text:p>200021</text:p>
          </table:table-cell>
          <table:table-cell table:style-name="ce3" table:content-validation-name="val2" table:formula="of:=[config.B13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9"/>
          <table:table-cell table:style-name="ce10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2" calcext:value-type="float">
            <text:p>200022</text:p>
          </table:table-cell>
          <table:table-cell table:style-name="ce3" table:content-validation-name="val2" table:formula="of:=[config.B14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9"/>
          <table:table-cell table:style-name="ce10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3" calcext:value-type="float">
            <text:p>200023</text:p>
          </table:table-cell>
          <table:table-cell table:style-name="ce3" table:content-validation-name="val2" table:formula="of:=[config.B15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2"/>
          <table:table-cell table:style-name="ce14" table:content-validation-name="val3" office:value-type="float" office:value="-1" calcext:value-type="float">
            <text:p>-1</text:p>
          </table:table-cell>
          <table:table-cell table:style-name="ce14" table:content-validation-name="val3" table:number-columns-repeated="6"/>
          <table:table-cell table:style-name="ce10" table:formula="of:=SUM([.C21:.K21])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4" calcext:value-type="float">
            <text:p>200024</text:p>
          </table:table-cell>
          <table:table-cell table:style-name="ce3" table:content-validation-name="val2" table:formula="of:=[config.B16]" office:value-type="string" office:string-value="Ceftazidima (Pentahidrato)" calcext:value-type="string">
            <text:p>Ceftazidima (Pentahidrato)</text:p>
          </table:table-cell>
          <table:table-cell table:style-name="ce14" table:content-validation-name="val3" table:number-columns-repeated="9"/>
          <table:table-cell table:style-name="ce10" table:formula="of:=SUM([.C22:.K2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5" calcext:value-type="float">
            <text:p>200025</text:p>
          </table:table-cell>
          <table:table-cell table:style-name="ce3" table:content-validation-name="val2" table:formula="of:=[config.B17]" office:value-type="string" office:string-value="Ceftriaxona(Sódica)" calcext:value-type="string">
            <text:p>Ceftriaxona(Sódica)</text:p>
          </table:table-cell>
          <table:table-cell table:style-name="ce14" table:content-validation-name="val3" table:number-columns-repeated="9"/>
          <table:table-cell table:style-name="ce10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6" calcext:value-type="float">
            <text:p>200026</text:p>
          </table:table-cell>
          <table:table-cell table:style-name="ce3" table:content-validation-name="val2" table:formula="of:=[config.B18]" office:value-type="string" office:string-value="Cefotaxima (sódica)" calcext:value-type="string">
            <text:p>Cefotaxima (sódica)</text:p>
          </table:table-cell>
          <table:table-cell table:style-name="ce14" table:content-validation-name="val3" table:number-columns-repeated="9"/>
          <table:table-cell table:style-name="ce10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7" calcext:value-type="float">
            <text:p>200027</text:p>
          </table:table-cell>
          <table:table-cell table:style-name="ce3" table:content-validation-name="val2" table:formula="of:=[config.B19]" office:value-type="string" office:string-value="Cefepima (clorhidrato)" calcext:value-type="string">
            <text:p>Cefepima (clorhidrato)</text:p>
          </table:table-cell>
          <table:table-cell table:style-name="ce14" table:content-validation-name="val3" table:number-columns-repeated="9"/>
          <table:table-cell table:style-name="ce10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8" calcext:value-type="float">
            <text:p>200028</text:p>
          </table:table-cell>
          <table:table-cell table:style-name="ce3" table:content-validation-name="val2" table:formula="of:=[config.B20]" office:value-type="string" office:string-value="Dicloxacilina (Sódica)" calcext:value-type="string">
            <text:p>Dicloxacilina (Sódica)</text:p>
          </table:table-cell>
          <table:table-cell table:style-name="ce14" table:content-validation-name="val3" table:number-columns-repeated="9"/>
          <table:table-cell table:style-name="ce10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29" calcext:value-type="float">
            <text:p>200029</text:p>
          </table:table-cell>
          <table:table-cell table:style-name="ce3" table:content-validation-name="val2" table:formula="of:=[config.B21]" office:value-type="string" office:string-value="Oxacilina (Sódica)" calcext:value-type="string">
            <text:p>Oxacilina (Sódica)</text:p>
          </table:table-cell>
          <table:table-cell table:style-name="ce14" table:content-validation-name="val3" table:number-columns-repeated="9"/>
          <table:table-cell table:style-name="ce10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0" calcext:value-type="float">
            <text:p>200030</text:p>
          </table:table-cell>
          <table:table-cell table:style-name="ce3" table:content-validation-name="val2" table:formula="of:=[config.B22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14" table:content-validation-name="val3" table:number-columns-repeated="9"/>
          <table:table-cell table:style-name="ce10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1" calcext:value-type="float">
            <text:p>200031</text:p>
          </table:table-cell>
          <table:table-cell table:style-name="ce3" table:content-validation-name="val2" table:formula="of:=[config.B23]" office:value-type="string" office:string-value="Penicilina G (Benzatínica)" calcext:value-type="string">
            <text:p>Penicilina G (Benzatínica)</text:p>
          </table:table-cell>
          <table:table-cell table:style-name="ce14" table:content-validation-name="val3" table:number-columns-repeated="9"/>
          <table:table-cell table:style-name="ce10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2" calcext:value-type="float">
            <text:p>200032</text:p>
          </table:table-cell>
          <table:table-cell table:style-name="ce3" table:content-validation-name="val2" table:formula="of:=[config.B24]" office:value-type="string" office:string-value="Penicilina G (Sódica)" calcext:value-type="string">
            <text:p>Penicilina G (Sódica)</text:p>
          </table:table-cell>
          <table:table-cell table:style-name="ce14" table:content-validation-name="val3" table:number-columns-repeated="9"/>
          <table:table-cell table:style-name="ce10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3" calcext:value-type="float">
            <text:p>200033</text:p>
          </table:table-cell>
          <table:table-cell table:style-name="ce3" table:content-validation-name="val2" table:formula="of:=[config.B25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4" table:content-validation-name="val3" table:number-columns-repeated="9"/>
          <table:table-cell table:style-name="ce10" table:formula="of:=SUM([.C31:.K3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4" calcext:value-type="float">
            <text:p>200034</text:p>
          </table:table-cell>
          <table:table-cell table:style-name="ce3" table:content-validation-name="val2" table:formula="of:=[config.B26]" office:value-type="string" office:string-value="Ampicilina (Sódica) + Sulbactam (Sódico)" calcext:value-type="string">
            <text:p>Ampicilina (Sódica) + Sulbactam (Sódico)</text:p>
          </table:table-cell>
          <table:table-cell table:style-name="ce14" table:content-validation-name="val3" table:number-columns-repeated="9"/>
          <table:table-cell table:style-name="ce10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5" calcext:value-type="float">
            <text:p>200035</text:p>
          </table:table-cell>
          <table:table-cell table:style-name="ce3" table:content-validation-name="val2" table:formula="of:=[config.B27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4" table:content-validation-name="val3" table:number-columns-repeated="9"/>
          <table:table-cell table:style-name="ce10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6" calcext:value-type="float">
            <text:p>200036</text:p>
          </table:table-cell>
          <table:table-cell table:style-name="ce3" table:content-validation-name="val2" table:formula="of:=[config.B28]" office:value-type="string" office:string-value="Ampicilina + Sulbactam (sultamicilina)" calcext:value-type="string">
            <text:p>Ampicilina + Sulbactam (sultamicilina)</text:p>
          </table:table-cell>
          <table:table-cell table:style-name="ce14" table:content-validation-name="val3" table:number-columns-repeated="9"/>
          <table:table-cell table:style-name="ce10" table:formula="of:=SUM([.C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7" calcext:value-type="float">
            <text:p>200037</text:p>
          </table:table-cell>
          <table:table-cell table:style-name="ce3" table:content-validation-name="val2" table:formula="of:=[config.B29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14" table:content-validation-name="val3" table:number-columns-repeated="9"/>
          <table:table-cell table:style-name="ce10" table:formula="of:=SUM([.C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8" calcext:value-type="float">
            <text:p>200038</text:p>
          </table:table-cell>
          <table:table-cell table:style-name="ce3" table:content-validation-name="val2" table:formula="of:=[config.B30]" office:value-type="string" office:string-value="Imipenem + Cilastatina (Sódica)" calcext:value-type="string">
            <text:p>Imipenem + Cilastatina (Sódica)</text:p>
          </table:table-cell>
          <table:table-cell table:style-name="ce14" table:content-validation-name="val3" table:number-columns-repeated="9"/>
          <table:table-cell table:style-name="ce10" table:formula="of:=SUM([.C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39" calcext:value-type="float">
            <text:p>200039</text:p>
          </table:table-cell>
          <table:table-cell table:style-name="ce3" table:content-validation-name="val2" table:formula="of:=[config.B31]" office:value-type="string" office:string-value="Meropenem" calcext:value-type="string">
            <text:p>Meropenem</text:p>
          </table:table-cell>
          <table:table-cell table:style-name="ce14" table:content-validation-name="val3" table:number-columns-repeated="9"/>
          <table:table-cell table:style-name="ce10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0" calcext:value-type="float">
            <text:p>200040</text:p>
          </table:table-cell>
          <table:table-cell table:style-name="ce3" table:content-validation-name="val2" table:formula="of:=[config.B32]" office:value-type="string" office:string-value="Cloranfenicol (Succinato Sódico)" calcext:value-type="string">
            <text:p>Cloranfenicol (Succinato Sódico)</text:p>
          </table:table-cell>
          <table:table-cell table:style-name="ce14" table:content-validation-name="val3" table:number-columns-repeated="9"/>
          <table:table-cell table:style-name="ce10" table:formula="of:=SUM([.C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1" calcext:value-type="float">
            <text:p>200041</text:p>
          </table:table-cell>
          <table:table-cell table:style-name="ce3" table:content-validation-name="val2" table:formula="of:=[config.B33]" office:value-type="string" office:string-value="Clindamicina (como Clorhidrato de Palmitato)" calcext:value-type="string">
            <text:p>Clindamicina (como Clorhidrato de Palmitato)</text:p>
          </table:table-cell>
          <table:table-cell table:style-name="ce14" table:content-validation-name="val3" table:number-columns-repeated="9"/>
          <table:table-cell table:style-name="ce10" table:formula="of:=SUM([.C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2" calcext:value-type="float">
            <text:p>200042</text:p>
          </table:table-cell>
          <table:table-cell table:style-name="ce3" table:content-validation-name="val2" table:formula="of:=[config.B34]" office:value-type="string" office:string-value="Clindamicina (Fosfato)" calcext:value-type="string">
            <text:p>Clindamicina (Fosfato)</text:p>
          </table:table-cell>
          <table:table-cell table:style-name="ce14" table:content-validation-name="val3" table:number-columns-repeated="9"/>
          <table:table-cell table:style-name="ce10" table:formula="of:=SUM([.C40:.K4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3" calcext:value-type="float">
            <text:p>200043</text:p>
          </table:table-cell>
          <table:table-cell table:style-name="ce3" table:content-validation-name="val2" table:formula="of:=[config.B35]" office:value-type="string" office:string-value="Eritromicina (Etil Succinato o Estearato)" calcext:value-type="string">
            <text:p>Eritromicina (Etil Succinato o Estearato)</text:p>
          </table:table-cell>
          <table:table-cell table:style-name="ce14" table:content-validation-name="val3" table:number-columns-repeated="9"/>
          <table:table-cell table:style-name="ce10" table:formula="of:=SUM([.C41:.K4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4" calcext:value-type="float">
            <text:p>200044</text:p>
          </table:table-cell>
          <table:table-cell table:style-name="ce3" table:content-validation-name="val2" table:formula="of:=[config.B36]" office:value-type="string" office:string-value="Claritromicina" calcext:value-type="string">
            <text:p>Claritromicina</text:p>
          </table:table-cell>
          <table:table-cell table:style-name="ce14" table:content-validation-name="val3" table:number-columns-repeated="9"/>
          <table:table-cell table:style-name="ce10" table:formula="of:=SUM([.C42:.K4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5" calcext:value-type="float">
            <text:p>200045</text:p>
          </table:table-cell>
          <table:table-cell table:style-name="ce3" table:content-validation-name="val2" table:formula="of:=[config.B37]" office:value-type="string" office:string-value="Claritromicina" calcext:value-type="string">
            <text:p>Claritromicina</text:p>
          </table:table-cell>
          <table:table-cell table:style-name="ce14" table:content-validation-name="val3" table:number-columns-repeated="9"/>
          <table:table-cell table:style-name="ce10" table:formula="of:=SUM([.C43:.K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6" calcext:value-type="float">
            <text:p>200046</text:p>
          </table:table-cell>
          <table:table-cell table:style-name="ce3" table:content-validation-name="val2" table:formula="of:=[config.B38]" office:value-type="string" office:string-value="Azitromicina base" calcext:value-type="string">
            <text:p>Azitromicina base</text:p>
          </table:table-cell>
          <table:table-cell table:style-name="ce14" table:content-validation-name="val3" table:number-columns-repeated="9"/>
          <table:table-cell table:style-name="ce10" table:formula="of:=SUM([.C44:.K4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7" calcext:value-type="float">
            <text:p>200047</text:p>
          </table:table-cell>
          <table:table-cell table:style-name="ce3" table:content-validation-name="val2" table:formula="of:=[config.B39]" office:value-type="string" office:string-value="Ciprofloxacina (Lactato)" calcext:value-type="string">
            <text:p>Ciprofloxacina (Lactato)</text:p>
          </table:table-cell>
          <table:table-cell table:style-name="ce14" table:content-validation-name="val3" table:number-columns-repeated="9"/>
          <table:table-cell table:style-name="ce10" table:formula="of:=SUM([.C45:.K4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8" calcext:value-type="float">
            <text:p>200048</text:p>
          </table:table-cell>
          <table:table-cell table:style-name="ce3" table:content-validation-name="val2" table:formula="of:=[config.B40]" office:value-type="string" office:string-value="Levofloxacino" calcext:value-type="string">
            <text:p>Levofloxacino</text:p>
          </table:table-cell>
          <table:table-cell table:style-name="ce14" table:content-validation-name="val3" table:number-columns-repeated="9"/>
          <table:table-cell table:style-name="ce10" table:formula="of:=SUM([.C46:.K4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49" calcext:value-type="float">
            <text:p>200049</text:p>
          </table:table-cell>
          <table:table-cell table:style-name="ce3" table:content-validation-name="val2" table:formula="of:=[config.B41]" office:value-type="string" office:string-value="Moxifloxacino" calcext:value-type="string">
            <text:p>Moxifloxacino</text:p>
          </table:table-cell>
          <table:table-cell table:style-name="ce14" table:content-validation-name="val3" table:number-columns-repeated="9"/>
          <table:table-cell table:style-name="ce10" table:formula="of:=SUM([.C47:.K4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50" calcext:value-type="float">
            <text:p>200050</text:p>
          </table:table-cell>
          <table:table-cell table:style-name="ce3" table:content-validation-name="val2" table:formula="of:=[config.B42]" office:value-type="string" office:string-value="Moxifloxacino" calcext:value-type="string">
            <text:p>Moxifloxacino</text:p>
          </table:table-cell>
          <table:table-cell table:style-name="ce14" table:content-validation-name="val3" table:number-columns-repeated="9"/>
          <table:table-cell table:style-name="ce10" table:formula="of:=SUM([.C48:.K4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51" calcext:value-type="float">
            <text:p>200051</text:p>
          </table:table-cell>
          <table:table-cell table:style-name="ce3" table:content-validation-name="val2" table:formula="of:=[config.B43]" office:value-type="string" office:string-value="Trimetoprim + Sulfametoxazol" calcext:value-type="string">
            <text:p>Trimetoprim + Sulfametoxazol</text:p>
          </table:table-cell>
          <table:table-cell table:style-name="ce14" table:content-validation-name="val3" table:number-columns-repeated="9"/>
          <table:table-cell table:style-name="ce10" table:formula="of:=SUM([.C49:.K4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52" calcext:value-type="float">
            <text:p>200052</text:p>
          </table:table-cell>
          <table:table-cell table:style-name="ce3" table:content-validation-name="val2" table:formula="of:=[config.B44]" office:value-type="string" office:string-value="Trimetoprim + Sulfametoxazol" calcext:value-type="string">
            <text:p>Trimetoprim + Sulfametoxazol</text:p>
          </table:table-cell>
          <table:table-cell table:style-name="ce14" table:content-validation-name="val3" table:number-columns-repeated="9"/>
          <table:table-cell table:style-name="ce10" table:formula="of:=SUM([.C50:.K5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0" table:content-validation-name="val1" office:value-type="float" office:value="200053" calcext:value-type="float">
            <text:p>200053</text:p>
          </table:table-cell>
          <table:table-cell table:style-name="ce3" table:content-validation-name="val2" table:formula="of:=[config.B45]" office:value-type="string" office:string-value="Budesonide 0.5mg/mL Suspensión para nebulización Ampolla 2mL C/U" calcext:value-type="string">
            <text:p>Budesonide 0.5mg/mL Suspensión para nebulización Ampolla 2mL C/U</text:p>
          </table:table-cell>
          <table:table-cell table:style-name="ce15" table:content-validation-name="val3"/>
          <table:table-cell table:style-name="ce14" table:content-validation-name="val3" table:number-columns-repeated="8"/>
          <table:table-cell table:style-name="ce10" table:formula="of:=SUM([.C51:.K51])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4">
          <table:table-cell/>
          <table:table-cell table:content-validation-name="val2"/>
          <table:table-cell table:number-columns-repeated="1022"/>
        </table:table-row>
        <table:table-row table:style-name="ro2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consumo.B17:consumo.B17">
            <calcext:condition calcext:apply-style-name="Bad" calcext:value="is-error" calcext:base-cell-address="consumo.B17"/>
            <calcext:condition calcext:apply-style-name="Accent" calcext:value="=0" calcext:base-cell-address="consumo.B17"/>
          </calcext:conditional-format>
          <calcext:conditional-format calcext:target-range-address="consumo.C51:consumo.C51">
            <calcext:condition calcext:apply-style-name="Error" calcext:value="formula-is(ISBLANK([.A15]))" calcext:base-cell-address="consumo.C51"/>
          </calcext:conditional-format>
          <calcext:conditional-format calcext:target-range-address="consumo.C8:consumo.K51">
            <calcext:condition calcext:apply-style-name="Error" calcext:value="&lt;=0" calcext:base-cell-address="consumo.C8"/>
            <calcext:condition calcext:apply-style-name="Accent" calcext:value="=-1" calcext:base-cell-address="consumo.C8"/>
            <calcext:condition calcext:apply-style-name="Accent" calcext:value="=0" calcext:base-cell-address="consumo.C8"/>
          </calcext:conditional-format>
        </calcext:conditional-formats>
      </table:table>
      <table:table table:name="existenci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Reporte mensual de existencias</text:p>
          </table:table-cell>
          <table:table-cell table:style-name="ce1" table:content-validation-name="val2"/>
          <table:table-cell table:style-name="ce1" table:number-columns-repeated="1013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office:value-type="string" calcext:value-type="string">
            <text:p>Complet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style-name="ce6" table:formula="of:=(COUNTIF([.C8:.C51];&quot;&gt;0&quot;)/COUNT([.B8:.B50]))" office:value-type="percentage" office:value="0" calcext:value-type="percentage">
            <text:p>0,00 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number-columns-repeated="1013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13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13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table:content-validation-name="val2" office:value-type="string" calcext:value-type="string">
            <text:p>Nombre</text:p>
          </table:table-cell>
          <table:table-cell table:style-name="ce2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2">
          <table:table-cell table:style-name="ce10" table:content-validation-name="val1" office:value-type="float" office:value="200010" calcext:value-type="float">
            <text:p>200010</text:p>
          </table:table-cell>
          <table:table-cell table:style-name="ce10" table:content-validation-name="val2" table:formula="of:=[consumo.B2]" office:value-type="float" office:value="0" calcext:value-type="float">
            <text:p>0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1" calcext:value-type="float">
            <text:p>200011</text:p>
          </table:table-cell>
          <table:table-cell table:style-name="ce10" table:content-validation-name="val2" table:formula="of:=[consumo.B3]" office:value-type="float" office:value="0" calcext:value-type="float">
            <text:p>0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2" calcext:value-type="float">
            <text:p>200012</text:p>
          </table:table-cell>
          <table:table-cell table:style-name="ce10" table:content-validation-name="val2" table:formula="of:=[consumo.B4]" office:value-type="float" office:value="0" calcext:value-type="float">
            <text:p>0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3" calcext:value-type="float">
            <text:p>200013</text:p>
          </table:table-cell>
          <table:table-cell table:style-name="ce10" table:content-validation-name="val2" table:formula="of:=[consumo.B5]" office:value-type="float" office:value="0" calcext:value-type="float">
            <text:p>0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4" calcext:value-type="float">
            <text:p>200014</text:p>
          </table:table-cell>
          <table:table-cell table:style-name="ce10" table:content-validation-name="val2" table:formula="of:=[consumo.B6]" office:value-type="float" office:value="0" calcext:value-type="float">
            <text:p>0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5" calcext:value-type="float">
            <text:p>200015</text:p>
          </table:table-cell>
          <table:table-cell table:style-name="ce10" table:content-validation-name="val2" table:formula="of:=[consumo.B7]" office:value-type="string" office:string-value="Nombre" calcext:value-type="string">
            <text:p>Nombr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6" calcext:value-type="float">
            <text:p>200016</text:p>
          </table:table-cell>
          <table:table-cell table:style-name="ce10" table:content-validation-name="val2" table:formula="of:=[consumo.B8]" office:value-type="string" office:string-value="Linezolid" calcext:value-type="string">
            <text:p>Linezolid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7" calcext:value-type="float">
            <text:p>200017</text:p>
          </table:table-cell>
          <table:table-cell table:style-name="ce10" table:content-validation-name="val2" table:formula="of:=[consumo.B9]" office:value-type="string" office:string-value="Amikacina (Sulfato)" calcext:value-type="string">
            <text:p>Amikacina (Sulf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8" calcext:value-type="float">
            <text:p>200018</text:p>
          </table:table-cell>
          <table:table-cell table:style-name="ce10" table:content-validation-name="val2" table:formula="of:=[consumo.B10]" office:value-type="string" office:string-value="Gentamicina (Sulfato)" calcext:value-type="string">
            <text:p>Gentamicina (Sulf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19" calcext:value-type="float">
            <text:p>200019</text:p>
          </table:table-cell>
          <table:table-cell table:style-name="ce10" table:content-validation-name="val2" table:formula="of:=[consumo.B11]" office:value-type="string" office:string-value="Amoxicilina" calcext:value-type="string">
            <text:p>Amoxicilina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0" calcext:value-type="float">
            <text:p>200020</text:p>
          </table:table-cell>
          <table:table-cell table:style-name="ce10" table:content-validation-name="val2" table:formula="of:=[consumo.B12]" office:value-type="string" office:string-value="Metronidazol (Benzoil)" calcext:value-type="string">
            <text:p>Metronidazol (Benzoil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1" calcext:value-type="float">
            <text:p>200021</text:p>
          </table:table-cell>
          <table:table-cell table:style-name="ce10" table:content-validation-name="val2" table:formula="of:=[consumo.B13]" office:value-type="string" office:string-value="Metronidazol" calcext:value-type="string">
            <text:p>Metronidazol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2" calcext:value-type="float">
            <text:p>200022</text:p>
          </table:table-cell>
          <table:table-cell table:style-name="ce10" table:content-validation-name="val2" table:formula="of:=[consumo.B14]" office:value-type="string" office:string-value="Diloxanida, Furoato" calcext:value-type="string">
            <text:p>Diloxanida, Furoato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3" calcext:value-type="float">
            <text:p>200023</text:p>
          </table:table-cell>
          <table:table-cell table:style-name="ce10" table:content-validation-name="val2" table:formula="of:=[consumo.B15]" office:value-type="string" office:string-value="Ampicilina (Sódica)" calcext:value-type="string">
            <text:p>Ampicilin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4" calcext:value-type="float">
            <text:p>200024</text:p>
          </table:table-cell>
          <table:table-cell table:style-name="ce10" table:content-validation-name="val2" table:formula="of:=[consumo.B16]" office:value-type="string" office:string-value="Cefazolina (Sódica)" calcext:value-type="string">
            <text:p>Cefazolin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5" calcext:value-type="float">
            <text:p>200025</text:p>
          </table:table-cell>
          <table:table-cell table:style-name="ce10" table:content-validation-name="val2" table:formula="of:=[consumo.B17]" office:value-type="string" office:string-value="Amoxicilina" calcext:value-type="string">
            <text:p>Amoxicilina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6" calcext:value-type="float">
            <text:p>200026</text:p>
          </table:table-cell>
          <table:table-cell table:style-name="ce10" table:content-validation-name="val2" table:formula="of:=[consumo.B18]" office:value-type="string" office:string-value="Cloroquina base" calcext:value-type="string">
            <text:p>Cloroquina bas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7" calcext:value-type="float">
            <text:p>200027</text:p>
          </table:table-cell>
          <table:table-cell table:style-name="ce10" table:content-validation-name="val2" table:formula="of:=[consumo.B19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8" calcext:value-type="float">
            <text:p>200028</text:p>
          </table:table-cell>
          <table:table-cell table:style-name="ce10" table:content-validation-name="val2" table:formula="of:=[consumo.B20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29" calcext:value-type="float">
            <text:p>200029</text:p>
          </table:table-cell>
          <table:table-cell table:style-name="ce10" table:content-validation-name="val2" table:formula="of:=[consumo.B21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0" calcext:value-type="float">
            <text:p>200030</text:p>
          </table:table-cell>
          <table:table-cell table:style-name="ce10" table:content-validation-name="val2" table:formula="of:=[consumo.B22]" office:value-type="string" office:string-value="Ceftazidima (Pentahidrato)" calcext:value-type="string">
            <text:p>Ceftazidima (Pentahidr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1" calcext:value-type="float">
            <text:p>200031</text:p>
          </table:table-cell>
          <table:table-cell table:style-name="ce10" table:content-validation-name="val2" table:formula="of:=[consumo.B23]" office:value-type="string" office:string-value="Ceftriaxona(Sódica)" calcext:value-type="string">
            <text:p>Ceftriaxona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2" calcext:value-type="float">
            <text:p>200032</text:p>
          </table:table-cell>
          <table:table-cell table:style-name="ce10" table:content-validation-name="val2" table:formula="of:=[consumo.B24]" office:value-type="string" office:string-value="Cefotaxima (sódica)" calcext:value-type="string">
            <text:p>Cefotaxim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3" calcext:value-type="float">
            <text:p>200033</text:p>
          </table:table-cell>
          <table:table-cell table:style-name="ce10" table:content-validation-name="val2" table:formula="of:=[consumo.B25]" office:value-type="string" office:string-value="Cefepima (clorhidrato)" calcext:value-type="string">
            <text:p>Cefepima (clorhidr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4" calcext:value-type="float">
            <text:p>200034</text:p>
          </table:table-cell>
          <table:table-cell table:style-name="ce10" table:content-validation-name="val2" table:formula="of:=[consumo.B26]" office:value-type="string" office:string-value="Dicloxacilina (Sódica)" calcext:value-type="string">
            <text:p>Dicloxacilin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5" calcext:value-type="float">
            <text:p>200035</text:p>
          </table:table-cell>
          <table:table-cell table:style-name="ce10" table:content-validation-name="val2" table:formula="of:=[consumo.B27]" office:value-type="string" office:string-value="Oxacilina (Sódica)" calcext:value-type="string">
            <text:p>Oxacilin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6" calcext:value-type="float">
            <text:p>200036</text:p>
          </table:table-cell>
          <table:table-cell table:style-name="ce10" table:content-validation-name="val2" table:formula="of:=[consumo.B28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7" calcext:value-type="float">
            <text:p>200037</text:p>
          </table:table-cell>
          <table:table-cell table:style-name="ce10" table:content-validation-name="val2" table:formula="of:=[consumo.B29]" office:value-type="string" office:string-value="Penicilina G (Benzatínica)" calcext:value-type="string">
            <text:p>Penicilina G (Benzatín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8" calcext:value-type="float">
            <text:p>200038</text:p>
          </table:table-cell>
          <table:table-cell table:style-name="ce10" table:content-validation-name="val2" table:formula="of:=[consumo.B30]" office:value-type="string" office:string-value="Penicilina G (Sódica)" calcext:value-type="string">
            <text:p>Penicilina G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39" calcext:value-type="float">
            <text:p>200039</text:p>
          </table:table-cell>
          <table:table-cell table:style-name="ce10" table:content-validation-name="val2" table:formula="of:=[consumo.B31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0" calcext:value-type="float">
            <text:p>200040</text:p>
          </table:table-cell>
          <table:table-cell table:style-name="ce10" table:content-validation-name="val2" table:formula="of:=[consumo.B32]" office:value-type="string" office:string-value="Ampicilina (Sódica) + Sulbactam (Sódico)" calcext:value-type="string">
            <text:p>Ampicilina (Sódica) + Sulbactam (Sódic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1" calcext:value-type="float">
            <text:p>200041</text:p>
          </table:table-cell>
          <table:table-cell table:style-name="ce10" table:content-validation-name="val2" table:formula="of:=[consumo.B33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2" calcext:value-type="float">
            <text:p>200042</text:p>
          </table:table-cell>
          <table:table-cell table:style-name="ce10" table:content-validation-name="val2" table:formula="of:=[consumo.B34]" office:value-type="string" office:string-value="Ampicilina + Sulbactam (sultamicilina)" calcext:value-type="string">
            <text:p>Ampicilina + Sulbactam (sultamicilin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3" calcext:value-type="float">
            <text:p>200043</text:p>
          </table:table-cell>
          <table:table-cell table:style-name="ce10" table:content-validation-name="val2" table:formula="of:=[consumo.B35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4" calcext:value-type="float">
            <text:p>200044</text:p>
          </table:table-cell>
          <table:table-cell table:style-name="ce10" table:content-validation-name="val2" table:formula="of:=[consumo.B36]" office:value-type="string" office:string-value="Imipenem + Cilastatina (Sódica)" calcext:value-type="string">
            <text:p>Imipenem + Cilastatina (Sódica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5" calcext:value-type="float">
            <text:p>200045</text:p>
          </table:table-cell>
          <table:table-cell table:style-name="ce10" table:content-validation-name="val2" table:formula="of:=[consumo.B37]" office:value-type="string" office:string-value="Meropenem" calcext:value-type="string">
            <text:p>Meropenem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6" calcext:value-type="float">
            <text:p>200046</text:p>
          </table:table-cell>
          <table:table-cell table:style-name="ce10" table:content-validation-name="val2" table:formula="of:=[consumo.B38]" office:value-type="string" office:string-value="Cloranfenicol (Succinato Sódico)" calcext:value-type="string">
            <text:p>Cloranfenicol (Succinato Sódic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7" calcext:value-type="float">
            <text:p>200047</text:p>
          </table:table-cell>
          <table:table-cell table:style-name="ce10" table:content-validation-name="val2" table:formula="of:=[consumo.B39]" office:value-type="string" office:string-value="Clindamicina (como Clorhidrato de Palmitato)" calcext:value-type="string">
            <text:p>Clindamicina (como Clorhidrato de Palmit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8" calcext:value-type="float">
            <text:p>200048</text:p>
          </table:table-cell>
          <table:table-cell table:style-name="ce10" table:content-validation-name="val2" table:formula="of:=[consumo.B40]" office:value-type="string" office:string-value="Clindamicina (Fosfato)" calcext:value-type="string">
            <text:p>Clindamicina (Fosf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49" calcext:value-type="float">
            <text:p>200049</text:p>
          </table:table-cell>
          <table:table-cell table:style-name="ce10" table:content-validation-name="val2" table:formula="of:=[consumo.B41]" office:value-type="string" office:string-value="Eritromicina (Etil Succinato o Estearato)" calcext:value-type="string">
            <text:p>Eritromicina (Etil Succinato o Estearato)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50" calcext:value-type="float">
            <text:p>200050</text:p>
          </table:table-cell>
          <table:table-cell table:style-name="ce10" table:content-validation-name="val2" table:formula="of:=[consumo.B42]" office:value-type="string" office:string-value="Claritromicina" calcext:value-type="string">
            <text:p>Claritromicina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51" calcext:value-type="float">
            <text:p>200051</text:p>
          </table:table-cell>
          <table:table-cell table:style-name="ce10" table:content-validation-name="val2" table:formula="of:=[consumo.B43]" office:value-type="string" office:string-value="Claritromicina" calcext:value-type="string">
            <text:p>Claritromicina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52" calcext:value-type="float">
            <text:p>200052</text:p>
          </table:table-cell>
          <table:table-cell table:style-name="ce10" table:content-validation-name="val2" table:formula="of:=[consumo.B44]" office:value-type="string" office:string-value="Azitromicina base" calcext:value-type="string">
            <text:p>Azitromicina base</text:p>
          </table:table-cell>
          <table:table-cell table:style-name="ce5" table:content-validation-name="val4"/>
          <table:table-cell table:number-columns-repeated="1012"/>
        </table:table-row>
        <table:table-row table:style-name="ro2">
          <table:table-cell table:style-name="ce10" table:content-validation-name="val1" office:value-type="float" office:value="200053" calcext:value-type="float">
            <text:p>200053</text:p>
          </table:table-cell>
          <table:table-cell table:style-name="ce10" table:content-validation-name="val2" table:formula="of:=[consumo.B45]" office:value-type="string" office:string-value="Ciprofloxacina (Lactato)" calcext:value-type="string">
            <text:p>Ciprofloxacina (Lactato)</text:p>
          </table:table-cell>
          <table:table-cell table:style-name="ce5" table:content-validation-name="val4"/>
          <table:table-cell table:number-columns-repeated="1012"/>
        </table:table-row>
        <table:table-row table:style-name="ro2" table:number-rows-repeated="1048524">
          <table:table-cell/>
          <table:table-cell table:content-validation-name="val2"/>
          <table:table-cell table:number-columns-repeated="1013"/>
        </table:table-row>
        <table:table-row table:style-name="ro2">
          <table:table-cell/>
          <table:table-cell table:content-validation-name="val2"/>
          <table:table-cell table:number-columns-repeated="1013"/>
        </table:table-row>
      </table:table>
      <table:table table:name="config" table:style-name="ta1">
        <table:table-column table:style-name="co3" table:default-cell-style-name="ce4"/>
        <table:table-column table:style-name="co4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table:style-name="ce8" office:value-type="float" office:value="200010" calcext:value-type="float">
            <text:p>200010</text:p>
          </table:table-cell>
          <table:table-cell table:style-name="ce9" office:value-type="string" calcext:value-type="string">
            <text:p>Linezolid</text:p>
          </table:table-cell>
        </table:table-row>
        <table:table-row table:style-name="ro5">
          <table:table-cell table:style-name="ce8" office:value-type="float" office:value="201005" calcext:value-type="float">
            <text:p>201005</text:p>
          </table:table-cell>
          <table:table-cell table:style-name="ce9" office:value-type="string" calcext:value-type="string">
            <text:p>Amikacina (Sulfato)</text:p>
          </table:table-cell>
        </table:table-row>
        <table:table-row table:style-name="ro5">
          <table:table-cell table:style-name="ce8" office:value-type="float" office:value="201010" calcext:value-type="float">
            <text:p>201010</text:p>
          </table:table-cell>
          <table:table-cell table:style-name="ce9" office:value-type="string" calcext:value-type="string">
            <text:p>Gentamicina (Sulfato)</text:p>
          </table:table-cell>
        </table:table-row>
        <table:table-row table:style-name="ro2">
          <table:table-cell table:style-name="ce8" office:value-type="float" office:value="202005" calcext:value-type="float">
            <text:p>202005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5">
          <table:table-cell table:style-name="ce8" office:value-type="float" office:value="102005" calcext:value-type="float">
            <text:p>102005</text:p>
          </table:table-cell>
          <table:table-cell table:style-name="ce9" office:value-type="string" calcext:value-type="string">
            <text:p>Metronidazol (Benzoil)</text:p>
          </table:table-cell>
        </table:table-row>
        <table:table-row table:style-name="ro2">
          <table:table-cell table:style-name="ce8" office:value-type="float" office:value="102015" calcext:value-type="float">
            <text:p>102015</text:p>
          </table:table-cell>
          <table:table-cell table:style-name="ce9" office:value-type="string" calcext:value-type="string">
            <text:p>Metronidazol</text:p>
          </table:table-cell>
        </table:table-row>
        <table:table-row table:style-name="ro5">
          <table:table-cell table:style-name="ce8" office:value-type="float" office:value="102025" calcext:value-type="float">
            <text:p>102025</text:p>
          </table:table-cell>
          <table:table-cell table:style-name="ce9" office:value-type="string" calcext:value-type="string">
            <text:p>Diloxanida, Furoato</text:p>
          </table:table-cell>
        </table:table-row>
        <table:table-row table:style-name="ro5">
          <table:table-cell table:style-name="ce8" office:value-type="float" office:value="202015" calcext:value-type="float">
            <text:p>202015</text:p>
          </table:table-cell>
          <table:table-cell table:style-name="ce9" office:value-type="string" calcext:value-type="string">
            <text:p>Ampicilina (Sódica)</text:p>
          </table:table-cell>
        </table:table-row>
        <table:table-row table:style-name="ro5">
          <table:table-cell table:style-name="ce8" office:value-type="float" office:value="202020" calcext:value-type="float">
            <text:p>202020</text:p>
          </table:table-cell>
          <table:table-cell table:style-name="ce9" office:value-type="string" calcext:value-type="string">
            <text:p>Cefazolina (Sódica)</text:p>
          </table:table-cell>
        </table:table-row>
        <table:table-row table:style-name="ro2">
          <table:table-cell table:style-name="ce8" office:value-type="float" office:value="202010" calcext:value-type="float">
            <text:p>202010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5">
          <table:table-cell table:style-name="ce8" office:value-type="float" office:value="103005" calcext:value-type="float">
            <text:p>103005</text:p>
          </table:table-cell>
          <table:table-cell table:style-name="ce9" office:value-type="string" calcext:value-type="string">
            <text:p>Cloroquina base</text:p>
          </table:table-cell>
        </table:table-row>
        <table:table-row table:style-name="ro2">
          <table:table-cell table:style-name="ce8" office:value-type="float" office:value="103010" calcext:value-type="float">
            <text:p>10301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2">
          <table:table-cell table:style-name="ce8" office:value-type="float" office:value="103015" calcext:value-type="float">
            <text:p>103015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6">
          <table:table-cell table:style-name="ce8" office:value-type="float" office:value="103020" calcext:value-type="float">
            <text:p>10302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5">
          <table:table-cell table:style-name="ce8" office:value-type="float" office:value="202030" calcext:value-type="float">
            <text:p>202030</text:p>
          </table:table-cell>
          <table:table-cell table:style-name="ce9" office:value-type="string" calcext:value-type="string">
            <text:p>Ceftazidima (Pentahidrato)</text:p>
          </table:table-cell>
        </table:table-row>
        <table:table-row table:style-name="ro5">
          <table:table-cell table:style-name="ce8" office:value-type="float" office:value="202035" calcext:value-type="float">
            <text:p>202035</text:p>
          </table:table-cell>
          <table:table-cell table:style-name="ce9" office:value-type="string" calcext:value-type="string">
            <text:p>Ceftriaxona(Sódica)</text:p>
          </table:table-cell>
        </table:table-row>
        <table:table-row table:style-name="ro5">
          <table:table-cell table:style-name="ce8" office:value-type="float" office:value="202040" calcext:value-type="float">
            <text:p>202040</text:p>
          </table:table-cell>
          <table:table-cell table:style-name="ce9" office:value-type="string" calcext:value-type="string">
            <text:p>Cefotaxima (sódica)</text:p>
          </table:table-cell>
        </table:table-row>
        <table:table-row table:style-name="ro5">
          <table:table-cell table:style-name="ce8" office:value-type="float" office:value="202045" calcext:value-type="float">
            <text:p>202045</text:p>
          </table:table-cell>
          <table:table-cell table:style-name="ce9" office:value-type="string" calcext:value-type="string">
            <text:p>Cefepima (clorhidrato)</text:p>
          </table:table-cell>
        </table:table-row>
        <table:table-row table:style-name="ro5">
          <table:table-cell table:style-name="ce8" office:value-type="float" office:value="202050" calcext:value-type="float">
            <text:p>202050</text:p>
          </table:table-cell>
          <table:table-cell table:style-name="ce9" office:value-type="string" calcext:value-type="string">
            <text:p>Dicloxacilina (Sódica)</text:p>
          </table:table-cell>
        </table:table-row>
        <table:table-row table:style-name="ro5">
          <table:table-cell table:style-name="ce8" office:value-type="float" office:value="202060" calcext:value-type="float">
            <text:p>202060</text:p>
          </table:table-cell>
          <table:table-cell table:style-name="ce9" office:value-type="string" calcext:value-type="string">
            <text:p>Oxacilina (Sódica)</text:p>
          </table:table-cell>
        </table:table-row>
        <table:table-row table:style-name="ro6">
          <table:table-cell table:style-name="ce8" office:value-type="float" office:value="10400040" calcext:value-type="float">
            <text:p>10400040</text:p>
          </table:table-cell>
          <table:table-cell table:style-name="ce9" office:value-type="string" calcext:value-type="string">
            <text:p>FILTRO PARA FIJADOR DE PROCESADORA DE PELICULAS RADIOLOGICAS, SEGUN MARCA Y MODELO</text:p>
          </table:table-cell>
        </table:table-row>
        <table:table-row table:style-name="ro5">
          <table:table-cell table:style-name="ce8" office:value-type="float" office:value="202065" calcext:value-type="float">
            <text:p>202065</text:p>
          </table:table-cell>
          <table:table-cell table:style-name="ce9" office:value-type="string" calcext:value-type="string">
            <text:p>Penicilina G (Benzatínica)</text:p>
          </table:table-cell>
        </table:table-row>
        <table:table-row table:style-name="ro5">
          <table:table-cell table:style-name="ce8" office:value-type="float" office:value="202075" calcext:value-type="float">
            <text:p>202075</text:p>
          </table:table-cell>
          <table:table-cell table:style-name="ce9" office:value-type="string" calcext:value-type="string">
            <text:p>Penicilina G (Sódica)</text:p>
          </table:table-cell>
        </table:table-row>
        <table:table-row table:style-name="ro7">
          <table:table-cell table:style-name="ce8" office:value-type="float" office:value="203005" calcext:value-type="float">
            <text:p>20300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6">
          <table:table-cell table:style-name="ce8" office:value-type="float" office:value="203006" calcext:value-type="float">
            <text:p>203006</text:p>
          </table:table-cell>
          <table:table-cell table:style-name="ce9" office:value-type="string" calcext:value-type="string">
            <text:p>Ampicilina (Sódica) + Sulbactam (Sódico)</text:p>
          </table:table-cell>
        </table:table-row>
        <table:table-row table:style-name="ro7">
          <table:table-cell table:style-name="ce8" office:value-type="float" office:value="203015" calcext:value-type="float">
            <text:p>20301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8">
          <table:table-cell table:style-name="ce8" office:value-type="float" office:value="203016" calcext:value-type="float">
            <text:p>203016</text:p>
          </table:table-cell>
          <table:table-cell table:style-name="ce9" office:value-type="string" calcext:value-type="string">
            <text:p>Ampicilina + Sulbactam (sultamicilina)</text:p>
          </table:table-cell>
        </table:table-row>
        <table:table-row table:style-name="ro6">
          <table:table-cell table:style-name="ce8" office:value-type="float" office:value="203035" calcext:value-type="float">
            <text:p>203035</text:p>
          </table:table-cell>
          <table:table-cell table:style-name="ce9" office:value-type="string" calcext:value-type="string">
            <text:p>Piperacilina (sódica) + Tazobactam (sódico)</text:p>
          </table:table-cell>
        </table:table-row>
        <table:table-row table:style-name="ro8">
          <table:table-cell table:style-name="ce8" office:value-type="float" office:value="204005" calcext:value-type="float">
            <text:p>204005</text:p>
          </table:table-cell>
          <table:table-cell table:style-name="ce9" office:value-type="string" calcext:value-type="string">
            <text:p>Imipenem + Cilastatina (Sódica)</text:p>
          </table:table-cell>
        </table:table-row>
        <table:table-row table:style-name="ro2">
          <table:table-cell table:style-name="ce8" office:value-type="float" office:value="204010" calcext:value-type="float">
            <text:p>204010</text:p>
          </table:table-cell>
          <table:table-cell table:style-name="ce9" office:value-type="string" calcext:value-type="string">
            <text:p>Meropenem</text:p>
          </table:table-cell>
        </table:table-row>
        <table:table-row table:style-name="ro8">
          <table:table-cell table:style-name="ce8" office:value-type="float" office:value="205005" calcext:value-type="float">
            <text:p>205005</text:p>
          </table:table-cell>
          <table:table-cell table:style-name="ce9" office:value-type="string" calcext:value-type="string">
            <text:p>Cloranfenicol (Succinato Sódico)</text:p>
          </table:table-cell>
        </table:table-row>
        <table:table-row table:style-name="ro6">
          <table:table-cell table:style-name="ce8" office:value-type="float" office:value="206005" calcext:value-type="float">
            <text:p>206005</text:p>
          </table:table-cell>
          <table:table-cell table:style-name="ce9" office:value-type="string" calcext:value-type="string">
            <text:p>Clindamicina (como Clorhidrato de Palmitato)</text:p>
          </table:table-cell>
        </table:table-row>
        <table:table-row table:style-name="ro5">
          <table:table-cell table:style-name="ce8" office:value-type="float" office:value="206015" calcext:value-type="float">
            <text:p>206015</text:p>
          </table:table-cell>
          <table:table-cell table:style-name="ce9" office:value-type="string" calcext:value-type="string">
            <text:p>Clindamicina (Fosfato)</text:p>
          </table:table-cell>
        </table:table-row>
        <table:table-row table:style-name="ro8">
          <table:table-cell table:style-name="ce8" office:value-type="float" office:value="207005" calcext:value-type="float">
            <text:p>207005</text:p>
          </table:table-cell>
          <table:table-cell table:style-name="ce9" office:value-type="string" calcext:value-type="string">
            <text:p>Eritromicina (Etil Succinato o Estearato)</text:p>
          </table:table-cell>
        </table:table-row>
        <table:table-row table:style-name="ro2">
          <table:table-cell table:style-name="ce8" office:value-type="float" office:value="207015" calcext:value-type="float">
            <text:p>20701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2">
          <table:table-cell table:style-name="ce8" office:value-type="float" office:value="207025" calcext:value-type="float">
            <text:p>20702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5">
          <table:table-cell table:style-name="ce8" office:value-type="float" office:value="207030" calcext:value-type="float">
            <text:p>207030</text:p>
          </table:table-cell>
          <table:table-cell table:style-name="ce9" office:value-type="string" calcext:value-type="string">
            <text:p>Azitromicina base</text:p>
          </table:table-cell>
        </table:table-row>
        <table:table-row table:style-name="ro5">
          <table:table-cell table:style-name="ce8" office:value-type="float" office:value="208010" calcext:value-type="float">
            <text:p>208010</text:p>
          </table:table-cell>
          <table:table-cell table:style-name="ce9" office:value-type="string" calcext:value-type="string">
            <text:p>Ciprofloxacina (Lactato)</text:p>
          </table:table-cell>
        </table:table-row>
        <table:table-row table:style-name="ro2">
          <table:table-cell table:style-name="ce8" office:value-type="float" office:value="208015" calcext:value-type="float">
            <text:p>208015</text:p>
          </table:table-cell>
          <table:table-cell table:style-name="ce9" office:value-type="string" calcext:value-type="string">
            <text:p>Levofloxacino</text:p>
          </table:table-cell>
        </table:table-row>
        <table:table-row table:style-name="ro2">
          <table:table-cell table:style-name="ce8" office:value-type="float" office:value="208025" calcext:value-type="float">
            <text:p>208025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2">
          <table:table-cell table:style-name="ce8" office:value-type="float" office:value="208030" calcext:value-type="float">
            <text:p>208030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8">
          <table:table-cell table:style-name="ce8" office:value-type="float" office:value="209005" calcext:value-type="float">
            <text:p>20900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8">
          <table:table-cell table:style-name="ce8" office:value-type="float" office:value="209015" calcext:value-type="float">
            <text:p>20901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9">
          <table:table-cell table:style-name="ce8" office:value-type="float" office:value="1904020" calcext:value-type="float">
            <text:p>1904020</text:p>
          </table:table-cell>
          <table:table-cell table:style-name="ce9" office:value-type="string" calcext:value-type="string">
            <text:p>Budesonide 0.5mg/mL Suspensión para nebulización Ampolla 2mL C/U</text:p>
          </table:table-cell>
        </table:table-row>
        <table:table-row table:style-name="ro5">
          <table:table-cell table:style-name="ce8" office:value-type="float" office:value="211005" calcext:value-type="float">
            <text:p>211005</text:p>
          </table:table-cell>
          <table:table-cell table:style-name="ce9" office:value-type="string" calcext:value-type="string">
            <text:p>Vancomicina (Clorhidrato)</text:p>
          </table:table-cell>
        </table:table-row>
        <table:table-row table:style-name="ro5">
          <table:table-cell table:style-name="ce8" office:value-type="float" office:value="206010" calcext:value-type="float">
            <text:p>206010</text:p>
          </table:table-cell>
          <table:table-cell table:style-name="ce9" office:value-type="string" calcext:value-type="string">
            <text:p>Clindamicina (Clorhidrato)</text:p>
          </table:table-cell>
        </table:table-row>
        <table:table-row table:style-name="ro2">
          <table:table-cell table:style-name="ce8" office:value-type="float" office:value="207020" calcext:value-type="float">
            <text:p>207020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10">
          <table:table-cell table:style-name="ce8" office:value-type="float" office:value="10100065" calcext:value-type="float">
            <text:p>10100065</text:p>
          </table:table-cell>
          <table:table-cell table:style-name="ce9" office:value-type="string" calcext:value-type="string">
            <text:p>LINEA PARA ANALISIS DE GASES ANESTESICOS DE 2 m (7-10 PIES) PVC/PE CONECTOR LUER LOCK MACHO-MACHO (LINEA PARA CO2)</text:p>
          </table:table-cell>
        </table:table-row>
        <table:table-row table:style-name="ro8">
          <table:table-cell table:style-name="ce8" office:value-type="float" office:value="300010" calcext:value-type="float">
            <text:p>300010</text:p>
          </table:table-cell>
          <table:table-cell table:style-name="ce9" office:value-type="string" calcext:value-type="string">
            <text:p>Ácido Para Amino Salicílico</text:p>
          </table:table-cell>
        </table:table-row>
        <table:table-row table:style-name="ro5">
          <table:table-cell table:style-name="ce8" office:value-type="float" office:value="300015" calcext:value-type="float">
            <text:p>300015</text:p>
          </table:table-cell>
          <table:table-cell table:style-name="ce9" office:value-type="string" calcext:value-type="string">
            <text:p>Estreptomicina (Sulfato)</text:p>
          </table:table-cell>
        </table:table-row>
        <table:table-row table:style-name="ro2" table:number-rows-repeated="104852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5:07:53.2007202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4:06:38.090578191</meta:creation-date>
    <meta:generator>LibreOffice/5.3.2.2$Linux_X86_64 LibreOffice_project/6cd4f1ef626f15116896b1d8e1398b56da0d0ee1</meta:generator>
    <dc:date>2017-05-29T05:33:15.918694062</dc:date>
    <meta:editing-duration>PT13M53S</meta:editing-duration>
    <meta:editing-cycles>14</meta:editing-cycles>
    <meta:document-statistic meta:table-count="3" meta:cell-count="358" meta:object-count="0"/>
  </office:meta>
</office:document-meta>
</file>